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riam" svg:font-family="Miriam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.212cm" fo:margin-bottom="0cm" style:contextual-spacing="false"/>
    </style:style>
    <style:style style:name="P3" style:family="paragraph" style:parent-style-name="Standard">
      <style:paragraph-properties fo:margin-top="0cm" fo:margin-bottom="0.212cm" style:contextual-spacing="false"/>
    </style:style>
    <style:style style:name="P4" style:family="paragraph" style:parent-style-name="Standard">
      <style:paragraph-properties fo:margin-top="0.212cm" fo:margin-bottom="0.141cm" style:contextual-spacing="false"/>
    </style:style>
    <style:style style:name="P5" style:family="paragraph" style:parent-style-name="Standard">
      <style:paragraph-properties fo:margin-top="0.212cm" fo:margin-bottom="0.141cm" style:contextual-spacing="false"/>
      <style:text-properties officeooo:paragraph-rsid="001d8ac9"/>
    </style:style>
    <style:style style:name="P6" style:family="paragraph" style:parent-style-name="Heading_20_1" style:list-style-name="WWNum1">
      <style:paragraph-properties fo:margin-top="0.212cm" fo:margin-bottom="0.141cm" style:contextual-spacing="false"/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Paper-Title" style:master-page-name="Standard">
      <style:paragraph-properties fo:margin-top="0cm" fo:margin-bottom="0.106cm" style:contextual-spacing="false" style:page-number="auto">
        <style:tab-stops>
          <style:tab-stop style:position="9.033cm"/>
        </style:tab-stops>
      </style:paragraph-properties>
    </style:style>
    <style:style style:name="P9" style:family="paragraph" style:parent-style-name="Autho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6.803cm"/>
          <style:tab-stop style:position="8.807cm"/>
        </style:tab-stops>
      </style:paragraph-properties>
    </style:style>
    <style:style style:name="P10" style:family="paragraph" style:parent-style-name="Autho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reak-before="column" style:writing-mode="lr-tb">
        <style:tab-stops>
          <style:tab-stop style:position="13.928cm"/>
        </style:tab-stops>
      </style:paragraph-properties>
    </style:style>
    <style:style style:name="P11" style:family="paragraph" style:parent-style-name="Affiliations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</style:style>
    <style:style style:name="P12" style:family="paragraph" style:parent-style-name="E-Mail">
      <style:text-properties fo:letter-spacing="-0.004cm"/>
    </style:style>
    <style:style style:name="P13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</style:style>
    <style:style style:name="T1" style:family="text">
      <style:text-properties fo:letter-spacing="-0.004cm"/>
    </style:style>
    <style:style style:name="T2" style:family="text">
      <style:text-properties fo:font-size="12pt" fo:letter-spacing="-0.004cm" style:font-size-asian="12pt" style:font-size-complex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size-complex="9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d8ac9" style:font-style-asian="normal" style:font-style-complex="normal"/>
    </style:style>
    <style:style style:name="T11" style:family="text">
      <style:text-properties officeooo:rsid="001d8ac9"/>
    </style:style>
    <style:style style:name="Sect1" style:family="section">
      <style:section-properties style:editable="false">
        <style:columns fo:column-count="3">
          <style:column style:rel-width="32811*" fo:start-indent="0cm" fo:end-indent="0cm"/>
          <style:column style:rel-width="32446*" fo:start-indent="0cm" fo:end-indent="0cm"/>
          <style:column style:rel-width="27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2" fo:column-gap="0.84cm">
          <style:column style:rel-width="32767*" fo:start-indent="0cm" fo:end-indent="0.42cm"/>
          <style:column style:rel-width="32768*" fo:start-indent="0.42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appyHillary – PP-2Q/2016</text:p>
      <text:p text:style-name="P7"/>
      <text:section text:style-name="Sect1" text:name="TextSection">
        <text:p text:style-name="P9"><text:span text:style-name="T1">Lenin Cristi</text:span></text:p>
        <text:p text:style-name="Affiliations"><text:span text:style-name="T1">github.com/lnncrs<text:line-break/>RA-21028214</text:span></text:p>
        <text:p text:style-name="E-Mail"><text:span text:style-name="T1">lenin.cristi@aluno.ufabc.edu.br</text:span></text:p>
        <text:p text:style-name="P10"><text:span text:style-name="T1">Gustavo Murayama</text:span></text:p>
        <text:p text:style-name="P11"><text:span text:style-name="T1">github.com/gmurayama<text:line-break/>RA-21028214<text:line-break/></text:span><text:span text:style-name="T2">g.murayama@aluno.ufabc.edu.br</text:span></text:p>
        <text:p text:style-name="P12"/>
        <text:p text:style-name="E-Mail"/>
        <text:p text:style-name="E-Mail"/>
      </text:section>
      <text:section text:style-name="Sect2" text:name="Seção1">
        <text:p text:style-name="P1"><text:span text:style-name="T3">RESUMO</text:span></text:p>
        <text:p text:style-name="Abstract">Projeto de análise de dados dos e-mails vazados da candidata à presidencia dos EUA, Hillary Clinton, em 2016. O objetivo da análise é cruzar notícias das grandes mídias, redes sociais e </text:p>
        <text:p text:style-name="P2"><text:span text:style-name="T3">CCS Concepts</text:span></text:p>
        <text:p text:style-name="P3"><text:span text:style-name="T4">• </text:span>Theory of computation →  Design and analysis of algorithms →  Data structures design and analysis →  <text:span text:style-name="Strong_20_Emphasis"><text:span text:style-name="T5">Pattern matc</text:span></text:span><text:span text:style-name="Strong"><text:span text:style-name="T6">hing</text:span></text:span></text:p>
        <text:p text:style-name="P2"><text:span text:style-name="T3">Keywords</text:span></text:p>
        <text:p text:style-name="P3">análise de dados; big data; hillary clinton; scheme; leak.</text:p>
        <text:list xml:id="list8952998340744023002" text:style-name="WWNum1">
          <text:list-item>
            <text:h text:style-name="P6" text:outline-level="1">INTRODUÇÃO</text:h>
          </text:list-item>
        </text:list>
        <text:p text:style-name="P13">Programa para analisar dados e encontrar uma relação entre eles, mais especificamente sobre os e-mails vazados da candidata à presidência, Hillary Clinton.</text:p>
        <text:list xml:id="list183240565001195" text:continue-numbering="true" text:style-name="WWNum1">
          <text:list-item>
            <text:h text:style-name="P6" text:outline-level="1">DEFINIÇÃO DO PROBLEMA</text:h>
          </text:list-item>
        </text:list>
        <text:p text:style-name="P13">Programa feito na linguagem Scheme para encontrar um padrão entre os <text:span text:style-name="T7">e-mails</text:span> vazados e a repercussão nos meios de comunicação <text:span text:style-name="T7">online</text:span> <text:s/>existentes ao cruzarmos as datas (tanto da liberação dos e-mails quanto das reportagens) e as palavras mais usadas nas notícias. Visa retirar informações úteis em meio a dados aparentemente difíceis de serem analisados.</text:p>
        <text:list xml:id="list183241701933125" text:continue-numbering="true" text:style-name="WWNum1">
          <text:list-item>
            <text:h text:style-name="P6" text:outline-level="1">ARQUITETURA</text:h>
          </text:list-item>
        </text:list>
        <text:p text:style-name="P1">/data</text:p>
        <text:p text:style-name="P1"><text:s text:c="7"/>/leak</text:p>
        <text:p text:style-name="P1"><text:s text:c="7"/>/sent</text:p>
        <text:p text:style-name="P1"><text:s text:c="7"/>/sources</text:p>
        <text:p text:style-name="P1">/docs</text:p>
        <text:p text:style-name="P1">/lib</text:p>
        <text:p text:style-name="P1"><text:s text:c="6"/>utils.scm</text:p>
        <text:p text:style-name="P1">/modules</text:p>
        <text:p text:style-name="P1"><text:s text:c="6"/>/io</text:p>
        <text:p text:style-name="P1"><text:s text:c="12"/>reader.scm</text:p>
        <text:p text:style-name="P1"><text:s text:c="12"/>writers.scm</text:p>
        <text:p text:style-name="P1"><text:s text:c="6"/>/workers</text:p>
        <text:p text:style-name="P1"><text:s text:c="12"/>counter.scm</text:p>
        <text:p text:style-name="P1"><text:s text:c="6"/>testes.scm</text:p>
        <text:p text:style-name="P1">/report</text:p>
        <text:p text:style-name="P1"><text:s text:c="6"/>/_models<text:tab/></text:p>
        <text:p text:style-name="P1"><text:s text:c="6"/>/_original</text:p>
        <text:p text:style-name="P1"><text:s text:c="6"/>/bower_components</text:p>
        <text:p text:style-name="P1"><text:s text:c="12"/>/bootstrap</text:p>
        <text:p text:style-name="P1"><text:s text:c="12"/>/charjs</text:p>
        <text:p text:style-name="P1"><text:s text:c="12"/>/font-awesome</text:p>
        <text:p text:style-name="P1"><text:s text:c="12"/>/jqcloud2</text:p>
        <text:p text:style-name="P1"><text:s text:c="12"/>/jquery</text:p>
        <text:p text:style-name="P1"><text:s text:c="6"/>/content</text:p>
        <text:p text:style-name="P1"><text:s text:c="6"/>/data</text:p>
        <text:p text:style-name="P1"><text:s text:c="6"/>/node_modules</text:p>
        <text:p text:style-name="P1"><text:s text:c="6"/>/scripts</text:p>
        <text:p text:style-name="P1">index.html</text:p>
        <text:p text:style-name="P1"/>
        <text:p text:style-name="P1">O arquivo <text:span text:style-name="T8">index.html</text:span><text:span text:style-name="T5">, localizado na pasta </text:span><text:span text:style-name="T8">report</text:span><text:span text:style-name="T5"> é a tela de visualização de gráficos e as tags clouds geradas pelos arquivos </text:span><text:span text:style-name="T8">.scm</text:span><text:span text:style-name="T5">. Através do </text:span><text:span text:style-name="T8">testes.scm</text:span><text:span text:style-name="T5">, o arquivo consome os dados presentes na pasta </text:span><text:span text:style-name="T8">data</text:span><text:span text:style-name="T5"> e retorna vários valores em formato </text:span><text:span text:style-name="T8">.js</text:span><text:span text:style-name="T5">.</text:span></text:p>
        <text:list xml:id="list183241608310022" text:continue-numbering="true" text:style-name="WWNum1">
          <text:list-item>
            <text:h text:style-name="P6" text:outline-level="1">SCREENSHOTS</text:h>
          </text:list-item>
        </text:list>
        <text:p text:style-name="P4"/>
        <text:list xml:id="list183240215623206" text:continue-numbering="true" text:style-name="WWNum1">
          <text:list-item>
            <text:h text:style-name="P6" text:outline-level="1">DISCUSSÃO</text:h>
          </text:list-item>
        </text:list>
        <text:p text:style-name="P13">O projeto realizado é complexo, pois visa analisar dados que podem ter ou não relação entre si, de forma a extrair uma informação. A visualização de tais dados, portanto, é essencial para uma análise precisa e completa da situação. Trabalhar com a linguagem <text:span text:style-name="T7">Scheme</text:span><text:span text:style-name="T9"> foi um grande desafio, principalmente por causa de sua sintaxe e </text:span><text:span text:style-name="T10">limitações. </text:span></text:p>
        <text:list xml:id="list183240611398383" text:continue-numbering="true" text:style-name="WWNum1">
          <text:list-item>
            <text:h text:style-name="P6" text:outline-level="1">LINK</text:h>
          </text:list-item>
        </text:list>
        <text:p text:style-name="P5"><text:span text:style-name="Internet_20_link"><text:span text:style-name="T11">https://github.com/lnncrs/HappyHillary/tree/fase03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riam" svg:font-family="Miriam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justify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family-generic-asian="system" style:font-pitch-asian="variable" style:font-size-asian="9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20%"/>
      <style:text-properties fo:font-size="8pt" style:font-size-asian="8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71cm" fo:margin-bottom="0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/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1pt" fo:font-style="italic" fo:font-weight="normal" style:font-size-asian="11pt" style:font-style-asian="italic" style:font-weight-asian="normal"/>
    </style:style>
    <style:style style:name="Heading_20_4" style:display-name="Heading 4" style:family="paragraph" style:parent-style-name="Heading_20_3" style:next-style-name="Standard" style:default-outline-level="4" style:list-style-name="" style:class="text"/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left="0cm" fo:margin-right="0cm" fo:margin-top="0.071cm" fo:margin-bottom="0cm" style:contextual-spacing="false" fo:text-align="start" style:justify-single-word="false" fo:orphans="0" fo:widows="0" fo:hyphenation-ladder-count="no-limit" fo:text-indent="0cm" style:auto-text-indent="false" style:writing-mode="lr-tb"/>
      <style:text-properties fo:color="#00000a" style:font-name="Times New Roman1" fo:font-family="'Times New Roman'" style:font-family-generic="swiss" style:font-pitch="variable" fo:font-size="11pt" fo:language="en" fo:country="US" fo:font-style="italic" style:font-name-asian="Times New Roman2" style:font-family-asian="'Times New Roman'" style:font-family-generic-asian="system" style:font-pitch-asian="variable" style:font-size-asian="11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Author" style:family="paragraph" style:parent-style-name="Standard" style:default-outline-level="">
      <style:paragraph-properties fo:text-align="center" style:justify-single-word="false"/>
      <style:text-properties style:font-name="Helvetica" fo:font-family="Helvetica" style:font-family-generic="roman" style:font-pitch="variable" fo:font-size="12pt" style:font-size-asian="12pt"/>
    </style:style>
    <style:style style:name="Paper-Title" style:family="paragraph" style:parent-style-name="Standard" style:default-outline-level="">
      <style:paragraph-properties fo:margin-top="0cm" fo:margin-bottom="0.212cm" style:contextual-spacing="false" fo:text-align="center" style:justify-single-word="false"/>
      <style:text-properties style:font-name="Helvetica" fo:font-family="Helvetica" style:font-family-generic="roman" style:font-pitch="variable" fo:font-size="18pt" fo:font-weight="bold" style:font-size-asian="18pt" style:font-weight-asian="bold"/>
    </style:style>
    <style:style style:name="Affiliations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font-name="Helvetica" fo:font-family="Helvetica" style:font-family-generic="roman" style:font-pitch="variable" fo:font-size="10pt" style:font-size-asian="10pt"/>
    </style:style>
    <style:style style:name="footnote_20_text" style:display-name="footnote text" style:family="paragraph" style:parent-style-name="Standard" style:default-outline-level="">
      <style:paragraph-properties fo:margin-left="0.254cm" fo:margin-right="0cm" fo:text-indent="-0.254cm" style:auto-text-indent="false"/>
    </style:style>
    <style:style style:name="Bullet" style:family="paragraph" style:parent-style-name="Standard" style:default-outline-level="">
      <style:paragraph-properties fo:margin-left="0.254cm" fo:margin-right="0cm" fo:text-indent="-0.254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-Mail" style:family="paragraph" style:parent-style-name="Author" style:default-outline-level="">
      <style:paragraph-properties fo:margin-top="0cm" fo:margin-bottom="0.106cm" style:contextual-spacing="false"/>
    </style:style>
    <style:style style:name="Abstract" style:family="paragraph" style:parent-style-name="Heading_20_1" style:default-outline-level="">
      <style:paragraph-properties fo:margin-top="0cm" fo:margin-bottom="0.212cm" style:contextual-spacing="false" fo:text-align="justify" style:justify-single-word="false"/>
      <style:text-properties fo:font-size="9pt" fo:font-weight="normal" style:font-size-asian="9pt" style:font-weight-asian="normal"/>
    </style:style>
    <style:style style:name="List_20_Number_20_3" style:display-name="List Number 3" style:family="paragraph" style:parent-style-name="Standard" style:default-outline-level="">
      <style:paragraph-properties fo:margin-left="1.905cm" fo:margin-right="0cm" fo:text-indent="-0.635cm" style:auto-text-indent="false"/>
    </style:style>
    <style:style style:name="Captions" style:family="paragraph" style:paren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References" style:family="paragraph" style:parent-style-name="Standard" style:default-outline-level="">
      <style:paragraph-properties fo:text-align="start" style:justify-single-word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margin-top="0cm" fo:margin-bottom="0cm" style:contextual-spacing="false" fo:text-indent="0.635cm" style:auto-text-indent="false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weight="bold" style:language-asian="en" style:country-asian="AU" style:font-weight-asian="bold" style:font-name-complex="Miriam" style:font-family-complex="Miriam" style:font-family-generic-complex="system" style:font-pitch-complex="variable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Illustration" style:family="paragraph" style:parent-style-name="Caption" style:default-outline-level="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 style:font-name="Times New Roman" fo:font-family="'Times New Roman'" style:font-family-generic="roman" style:font-pitch="variable" fo:font-size="9pt" style:font-size-asian="9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9pt" style:font-size-asian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54cm" fo:margin-left="1.905cm" fo:margin-right="1.905cm" style:writing-mode="lr-tb" style:layout-grid-color="#c0c0c0" style:layout-grid-lines="49" style:layout-grid-base-height="0.474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4:17:00</meta:creation-date>
    <meta:initial-creator>End User Computing Services</meta:initial-creator>
    <dc:description>\ccsdesc[100]{General and reference~Performance}</dc:description>
    <dc:language>pt-BR</dc:language>
    <meta:print-date>2011-01-13T15:51:00</meta:print-date>
    <dc:date>2016-08-23T18:32:39.473723519</dc:date>
    <meta:editing-cycles>2</meta:editing-cycles>
    <dc:title>Proceedings Template - WORD</dc:title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51" meta:word-count="291" meta:character-count="2206" meta:non-whitespace-character-count="1781"/>
    <meta:template xlink:type="simple" xlink:actuate="onRequest" xlink:title="Normal.dotm" xlink:href=""/>
  </office:meta>
</office:document-meta>
</file>